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style:font-name="Times New Roman" fo:font-size="16pt" officeooo:rsid="0001f4bf" officeooo:paragraph-rsid="000938a9" style:font-size-asian="16pt" style:font-size-complex="16pt"/>
    </style:style>
    <style:style style:name="P2" style:family="paragraph" style:parent-style-name="Standard">
      <style:paragraph-properties fo:text-align="start" style:justify-single-word="false"/>
      <style:text-properties officeooo:paragraph-rsid="000938a9"/>
    </style:style>
    <style:style style:name="P3" style:family="paragraph" style:parent-style-name="Standard">
      <style:paragraph-properties fo:text-align="center" style:justify-single-word="false"/>
      <style:text-properties officeooo:rsid="000804e4" officeooo:paragraph-rsid="000938a9"/>
    </style:style>
    <style:style style:name="P4" style:family="paragraph" style:parent-style-name="Standard">
      <style:text-properties style:use-window-font-color="true" style:font-name="Times New Roman" fo:font-size="16pt" officeooo:rsid="0001f4bf" officeooo:paragraph-rsid="000938a9" style:font-size-asian="16pt" style:font-size-complex="16pt"/>
    </style:style>
    <style:style style:name="P5" style:family="paragraph" style:parent-style-name="Standard">
      <style:paragraph-properties fo:text-align="start" style:justify-single-word="false"/>
      <style:text-properties style:use-window-font-color="true" style:font-name="Times New Roman" fo:font-size="16pt" officeooo:rsid="00033fab" officeooo:paragraph-rsid="000938a9" style:font-size-asian="16pt" style:font-size-complex="16pt"/>
    </style:style>
    <style:style style:name="P6" style:family="paragraph" style:parent-style-name="Standard">
      <style:paragraph-properties fo:text-align="start" style:justify-single-word="false"/>
      <style:text-properties style:use-window-font-color="true" style:font-name="Times New Roman" fo:font-size="16pt" officeooo:rsid="000b37b3" officeooo:paragraph-rsid="000b37b3" style:font-size-asian="16pt" style:font-size-complex="16pt"/>
    </style:style>
    <style:style style:name="T1" style:family="text">
      <style:text-properties officeooo:rsid="0003d0f4"/>
    </style:style>
    <style:style style:name="T2" style:family="text">
      <style:text-properties style:use-window-font-color="true" style:font-name="Times New Roman" fo:font-size="16pt" style:font-size-asian="16pt" style:font-size-complex="16pt"/>
    </style:style>
    <style:style style:name="T3" style:family="text">
      <style:text-properties style:use-window-font-color="true" style:font-name="Times New Roman" fo:font-size="16pt" officeooo:rsid="0001f4bf" style:font-size-asian="16pt" style:font-size-complex="16pt"/>
    </style:style>
    <style:style style:name="T4" style:family="text">
      <style:text-properties style:use-window-font-color="true" style:font-name="Times New Roman" fo:font-size="16pt" officeooo:rsid="0006064e" style:font-size-asian="16pt" style:font-size-complex="16pt"/>
    </style:style>
    <style:style style:name="T5" style:family="text">
      <style:text-properties style:use-window-font-color="true" style:font-name="Times New Roman" fo:font-size="16pt" officeooo:rsid="0006878e" style:font-size-asian="16pt" style:font-size-complex="16pt"/>
    </style:style>
    <style:style style:name="T6" style:family="text">
      <style:text-properties style:use-window-font-color="true" style:font-name="Times New Roman" fo:font-size="16pt" officeooo:rsid="000952a5" style:font-size-asian="16pt" style:font-size-complex="16pt"/>
    </style:style>
    <style:style style:name="T7" style:family="text">
      <style:text-properties officeooo:rsid="000bc1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E</text:span><text:span text:style-name="T2">xplications</text:span></text:p>
      <text:p text:style-name="P4"/>
      <text:p text:style-name="P2"><text:span text:style-name="T3">Pour </text:span><text:span text:style-name="T6">e</text:span><text:span text:style-name="T3">x</text:span><text:span text:style-name="T6">é</text:span><text:span text:style-name="T3">cuter l'échange client/serveur, il faut lancer le mainServer.java "as a JAVA application". Ici, cette classe vous demandera de préciser la version. Puis de préciser le path où vous voulez que vos fichiers se créent, ou alors là où vos fichiers sont. Vous ne pouvez séparer les deux. Le path s'écrit de la manière suivante : "C:\\Users\\Romain\\git\\reseauL3\\RessourcesClient\\</text:span><text:span text:style-name="T4">". </text:span><text:span text:style-name="T5">N'oubliez pas les "\\" à la fin.</text:span></text:p>
      <text:p text:style-name="P1"/>
      <text:p text:style-name="P5">Puis, lancez les mainClient.java. Elle vous demandera <text:span text:style-name="T1">l'IP du serveur, qu'il vous faudra écrire en brut, sans guillemets ou autre. Puis le numéro d'étudiant, ici prenez en un entre 1 et 9 pour être authentifié. Elle vous demandera ensuite le path, qui fonctionne comme le serveur. Viens ensuite la version du serveur, qu'il faudra préciser au client.</text:span></text:p>
      <text:p text:style-name="P5"/>
      <text:p text:style-name="P6">On a une erreur, et on pense qu'elle vient du transfert du fichier signé. La signature n'est pas la même sur le serveur que sur le client. Par contre elle a la même longueur. <text:span text:style-name="T7">Donc ce n'est pas vraiment une erreur que vous verrai, mais quoiqu'il arrive, vous aurez toujours la phrase "La signature n'est pas bon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51S</meta:editing-duration>
    <meta:editing-cycles>16</meta:editing-cycles>
    <meta:generator>LibreOffice/5.0.6.3$Windows_x86 LibreOffice_project/490fc03b25318460cfc54456516ea2519c11d1aa</meta:generator>
    <dc:date>2016-12-05T22:54:50.184000000</dc:date>
    <meta:document-statistic meta:table-count="0" meta:image-count="0" meta:object-count="0" meta:page-count="1" meta:paragraph-count="4" meta:word-count="179" meta:character-count="1096" meta:non-whitespace-character-count="921"/>
    <meta:user-defined meta:name="Info 1"/>
    <meta:user-defined meta:name="Info 2"/>
    <meta:user-defined meta:name="Info 3"/>
    <meta:user-defined meta:name="Info 4"/>
  </office:meta>
</office:document-meta>
</file>